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image-width="0cm" draw:fill-image-height="0cm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762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0.635cm"/>
    </style:style>
    <style:style style:name="gr10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25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1.147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8pt" style:font-size-asian="18pt" style:font-size-complex="18pt"/>
    </style:style>
    <style:style style:name="P6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" style:family="text">
      <style:text-properties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2.286cm" svg:x="2.632cm" svg:y="12.581cm">
          <text:p text:style-name="P1"><text:span text:style-name="T1">Iterate over 4096 </text:span></text:p>
          <text:p text:style-name="P1"><text:span text:style-name="T1">bytes</text:span></text:p>
          <text:p text:style-name="P1"><text:span text:style-name="T1">(-128 -- 127) </text:span></text:p>
        </draw:rect>
        <draw:line draw:style-name="gr2" draw:text-style-name="P2" draw:layer="layout" svg:x1="7.077cm" svg:y1="13.851cm" svg:x2="8.728cm" svg:y2="13.851cm">
          <text:p/>
        </draw:line>
        <draw:rect draw:style-name="gr3" draw:text-style-name="P1" draw:layer="layout" svg:width="20.066cm" svg:height="22.257cm" svg:x="8.665cm" svg:y="2.832cm">
          <text:p/>
        </draw:rect>
        <draw:rect draw:style-name="gr1" draw:text-style-name="P1" draw:layer="layout" svg:width="4.699cm" svg:height="2.54cm" svg:x="10.429cm" svg:y="5.75cm">
          <text:p text:style-name="P3"><text:span text:style-name="T1">Material Look-up</text:span></text:p>
        </draw:rect>
        <draw:rect draw:style-name="gr1" draw:text-style-name="P1" draw:layer="layout" svg:width="5.207cm" svg:height="2.667cm" svg:x="16.552cm" svg:y="5.75cm">
          <text:p text:style-name="P1">Is the material active?</text:p>
        </draw:rect>
        <draw:line draw:style-name="gr2" draw:text-style-name="P2" draw:layer="layout" svg:x1="15.128cm" svg:y1="7.02cm" svg:x2="16.525cm" svg:y2="7.02cm">
          <text:p/>
        </draw:line>
        <draw:line draw:style-name="gr4" draw:text-style-name="P1" draw:layer="layout" svg:x1="19.065cm" svg:y1="8.417cm" svg:x2="19.065cm" svg:y2="9.687cm">
          <text:p/>
        </draw:line>
        <draw:frame draw:style-name="gr5" draw:text-style-name="P4" draw:layer="layout" svg:width="1.205cm" svg:height="0.852cm" svg:x="18.892cm" svg:y="8.444cm">
          <draw:text-box>
            <text:p text:style-name="P4">yes</text:p>
          </draw:text-box>
        </draw:frame>
        <draw:rect draw:style-name="gr6" draw:text-style-name="P1" draw:layer="layout" svg:width="16.473cm" svg:height="11.43cm" svg:x="10.344cm" svg:y="9.733cm">
          <text:p/>
        </draw:rect>
        <draw:rect draw:style-name="gr1" draw:text-style-name="P1" draw:layer="layout" svg:width="4.445cm" svg:height="1.073cm" svg:x="21.499cm" svg:y="11.469cm">
          <text:p text:style-name="P2"><text:span text:style-name="T1">Is left face visible?</text:span></text:p>
        </draw:rect>
        <draw:rect draw:style-name="gr1" draw:text-style-name="P1" draw:layer="layout" svg:width="4.445cm" svg:height="1.073cm" svg:x="21.5cm" svg:y="13.07cm">
          <text:p text:style-name="P2"><text:span text:style-name="T1">Is right face visible?</text:span></text:p>
        </draw:rect>
        <draw:rect draw:style-name="gr1" draw:text-style-name="P1" draw:layer="layout" svg:width="4.905cm" svg:height="1.073cm" svg:x="21.301cm" svg:y="14.671cm">
          <text:p text:style-name="P2"><text:span text:style-name="T1">Is bottom face visible?</text:span></text:p>
        </draw:rect>
        <draw:rect draw:style-name="gr1" draw:text-style-name="P1" draw:layer="layout" svg:width="4.445cm" svg:height="1.073cm" svg:x="21.502cm" svg:y="16.172cm">
          <text:p text:style-name="P2"><text:span text:style-name="T1">Is top face visible?</text:span></text:p>
        </draw:rect>
        <draw:rect draw:style-name="gr1" draw:text-style-name="P1" draw:layer="layout" svg:width="4.445cm" svg:height="1.073cm" svg:x="21.503cm" svg:y="17.773cm">
          <text:p text:style-name="P2"><text:span text:style-name="T1">Is front face visible?</text:span></text:p>
        </draw:rect>
        <draw:rect draw:style-name="gr1" draw:text-style-name="P1" draw:layer="layout" svg:width="4.445cm" svg:height="1.073cm" svg:x="21.504cm" svg:y="19.274cm">
          <text:p text:style-name="P2"><text:span text:style-name="T1">Is back face visible?</text:span></text:p>
        </draw:rect>
        <draw:frame draw:style-name="gr7" draw:text-style-name="P4" draw:layer="layout" svg:width="3.556cm" svg:height="1.012cm" svg:x="22.015cm" svg:y="10.323cm">
          <draw:text-box>
            <text:p/>
          </draw:text-box>
        </draw:frame>
        <draw:frame draw:style-name="gr8" draw:text-style-name="P4" draw:layer="layout" svg:width="4.064cm" svg:height="0.852cm" svg:x="17.383cm" svg:y="10.144cm">
          <draw:text-box>
            <text:p text:style-name="P4"><text:span text:style-name="T1">Create the Faces</text:span></text:p>
          </draw:text-box>
        </draw:frame>
        <draw:rect draw:style-name="gr3" draw:text-style-name="P1" draw:layer="layout" svg:width="5.715cm" svg:height="8.563cm" svg:x="10.96cm" svg:y="11.538cm">
          <text:p/>
        </draw:rect>
        <draw:frame draw:style-name="gr9" draw:text-style-name="P4" draw:layer="layout" svg:width="3.556cm" svg:height="0.885cm" svg:x="11.976cm" svg:y="11.669cm">
          <draw:text-box>
            <text:p text:style-name="P4"><text:span text:style-name="T1">Create A Face</text:span></text:p>
          </draw:text-box>
        </draw:frame>
        <draw:rect draw:style-name="gr1" draw:text-style-name="P1" draw:layer="layout" svg:width="4.953cm" svg:height="2.54cm" svg:x="11.341cm" svg:y="12.554cm">
          <text:p text:style-name="P2"><text:span text:style-name="T1">Add 6 positions,</text:span></text:p>
          <text:p text:style-name="P2"><text:span text:style-name="T1">creating 2 triangles</text:span></text:p>
        </draw:rect>
        <draw:rect draw:style-name="gr1" draw:text-style-name="P1" draw:layer="layout" svg:width="4.191cm" svg:height="2.54cm" svg:x="11.695cm" svg:y="16.518cm">
          <text:p text:style-name="P1">Add the material's</text:p>
          <text:p text:style-name="P1">color</text:p>
        </draw:rect>
        <draw:line draw:style-name="gr2" draw:text-style-name="P1" draw:layer="layout" svg:x1="13.827cm" svg:y1="15.094cm" svg:x2="13.827cm" svg:y2="16.491cm">
          <text:p/>
        </draw:line>
        <draw:rect draw:style-name="gr6" draw:text-style-name="P1" draw:layer="layout" svg:width="3.683cm" svg:height="1.683cm" svg:x="17.387cm" svg:y="22.509cm">
          <text:p text:style-name="P1">Next byte</text:p>
        </draw:rect>
        <draw:line draw:style-name="gr10" draw:text-style-name="P1" draw:layer="layout" svg:x1="19.192cm" svg:y1="21.117cm" svg:x2="19.192cm" svg:y2="22.514cm">
          <text:p/>
        </draw:line>
        <draw:rect draw:style-name="gr6" draw:text-style-name="P1" draw:layer="layout" svg:width="3.683cm" svg:height="1.683cm" svg:x="22.875cm" svg:y="6.258cm">
          <text:p text:style-name="P1">Next byte</text:p>
        </draw:rect>
        <draw:line draw:style-name="gr10" draw:text-style-name="P1" draw:layer="layout" svg:x1="21.732cm" svg:y1="7.02cm" svg:x2="22.875cm" svg:y2="7.02cm">
          <text:p/>
        </draw:line>
        <draw:frame draw:style-name="gr11" draw:text-style-name="P4" draw:layer="layout" svg:width="1.143cm" svg:height="0.852cm" svg:x="21.859cm" svg:y="6.258cm">
          <draw:text-box>
            <text:p text:style-name="P4"><text:span text:style-name="T1">no</text:span></text:p>
          </draw:text-box>
        </draw:frame>
        <draw:line draw:style-name="gr10" draw:text-style-name="P1" draw:layer="layout" svg:x1="21.506cm" svg:y1="11.973cm" svg:x2="16.807cm" svg:y2="11.973cm">
          <text:p/>
        </draw:line>
        <draw:line draw:style-name="gr10" draw:text-style-name="P1" draw:layer="layout" svg:x1="21.506cm" svg:y1="13.624cm" svg:x2="16.807cm" svg:y2="13.624cm">
          <text:p/>
        </draw:line>
        <draw:line draw:style-name="gr10" draw:text-style-name="P1" draw:layer="layout" svg:x1="21.252cm" svg:y1="15.275cm" svg:x2="16.807cm" svg:y2="15.275cm">
          <text:p/>
        </draw:line>
        <draw:line draw:style-name="gr10" draw:text-style-name="P1" draw:layer="layout" svg:x1="21.506cm" svg:y1="16.672cm" svg:x2="16.807cm" svg:y2="16.672cm">
          <text:p/>
        </draw:line>
        <draw:line draw:style-name="gr10" draw:text-style-name="P1" draw:layer="layout" svg:x1="21.506cm" svg:y1="18.323cm" svg:x2="16.807cm" svg:y2="18.323cm">
          <text:p/>
        </draw:line>
        <draw:line draw:style-name="gr10" draw:text-style-name="P1" draw:layer="layout" svg:x1="21.506cm" svg:y1="19.847cm" svg:x2="16.807cm" svg:y2="19.847cm">
          <text:p/>
        </draw:line>
        <draw:frame draw:style-name="gr9" draw:text-style-name="P4" draw:layer="layout" svg:width="1.27cm" svg:height="0.885cm" svg:x="19.474cm" svg:y="11.211cm">
          <draw:text-box>
            <text:p text:style-name="P4"><text:span text:style-name="T1">yes</text:span></text:p>
          </draw:text-box>
        </draw:frame>
        <draw:frame draw:style-name="gr9" draw:text-style-name="P4" draw:layer="layout" svg:width="1.27cm" svg:height="0.885cm" svg:x="19.474cm" svg:y="12.866cm">
          <draw:text-box>
            <text:p text:style-name="P4"><text:span text:style-name="T1">yes</text:span></text:p>
          </draw:text-box>
        </draw:frame>
        <draw:frame draw:style-name="gr9" draw:text-style-name="P4" draw:layer="layout" svg:width="1.27cm" svg:height="0.885cm" svg:x="19.474cm" svg:y="14.517cm">
          <draw:text-box>
            <text:p text:style-name="P4"><text:span text:style-name="T1">yes</text:span></text:p>
          </draw:text-box>
        </draw:frame>
        <draw:frame draw:style-name="gr9" draw:text-style-name="P4" draw:layer="layout" svg:width="1.27cm" svg:height="0.885cm" svg:x="19.474cm" svg:y="15.91cm">
          <draw:text-box>
            <text:p text:style-name="P4"><text:span text:style-name="T1">yes</text:span></text:p>
          </draw:text-box>
        </draw:frame>
        <draw:frame draw:style-name="gr9" draw:text-style-name="P4" draw:layer="layout" svg:width="1.27cm" svg:height="0.885cm" svg:x="19.474cm" svg:y="17.561cm">
          <draw:text-box>
            <text:p text:style-name="P4"><text:span text:style-name="T1">yes</text:span></text:p>
          </draw:text-box>
        </draw:frame>
        <draw:frame draw:style-name="gr9" draw:text-style-name="P4" draw:layer="layout" svg:width="1.27cm" svg:height="0.885cm" svg:x="19.474cm" svg:y="19.085cm">
          <draw:text-box>
            <text:p text:style-name="P4"><text:span text:style-name="T1">yes</text:span></text:p>
          </draw:text-box>
        </draw:frame>
        <draw:frame draw:style-name="gr12" draw:text-style-name="P6" draw:layer="layout" svg:width="6.477cm" svg:height="1.397cm" svg:x="15.732cm" svg:y="3.159cm">
          <draw:text-box>
            <text:p text:style-name="P5"><text:span text:style-name="T2">Create a Vox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stin Donovan</meta:initial-creator>
    <meta:creation-date>2014-01-05T16:58:10.20</meta:creation-date>
    <dc:date>2014-01-05T17:45:07.03</dc:date>
    <dc:creator>Austin Donovan</dc:creator>
    <meta:editing-duration>PT46M46S</meta:editing-duration>
    <meta:editing-cycles>31</meta:editing-cycles>
    <meta:generator>OpenOffice/4.0.1$Win32 OpenOffice.org_project/401m5$Build-9714</meta:generator>
    <meta:document-statistic meta:object-count="40"/>
  </office:meta>
</office:document-meta>
</file>